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40E4B81F674F9348D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Arial Unicode MS', Arial"/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d94" officeooo:paragraph-rsid="00181d94"/>
    </style:style>
    <style:style style:name="P2" style:family="paragraph" style:parent-style-name="Standard">
      <style:text-properties officeooo:rsid="00181d94" officeooo:paragraph-rsid="0020bbef"/>
    </style:style>
    <style:style style:name="P3" style:family="paragraph" style:parent-style-name="Standard" style:list-style-name="L21">
      <style:paragraph-properties fo:line-height="115%"/>
      <style:text-properties style:font-name="Ubuntu" officeooo:rsid="00181d94" officeooo:paragraph-rsid="0025b9c8"/>
    </style:style>
    <style:style style:name="P4" style:family="paragraph" style:parent-style-name="Standard">
      <style:paragraph-properties fo:line-height="115%"/>
      <style:text-properties officeooo:paragraph-rsid="004b0e39"/>
    </style:style>
    <style:style style:name="P5" style:family="paragraph" style:parent-style-name="Standard" style:list-style-name="L22">
      <style:text-properties officeooo:paragraph-rsid="00181d94"/>
    </style:style>
    <style:style style:name="P6" style:family="paragraph" style:parent-style-name="Standard">
      <style:text-properties style:font-name="Ubuntu" officeooo:rsid="00181d94" officeooo:paragraph-rsid="00181d94"/>
    </style:style>
    <style:style style:name="P7" style:family="paragraph" style:parent-style-name="Standard">
      <style:paragraph-properties fo:line-height="115%"/>
      <style:text-properties style:font-name="Ubuntu" officeooo:rsid="00181d94" officeooo:paragraph-rsid="002d2ff1"/>
    </style:style>
    <style:style style:name="P8" style:family="paragraph" style:parent-style-name="Standard">
      <style:paragraph-properties fo:line-height="115%"/>
      <style:text-properties style:font-name="Ubuntu" officeooo:rsid="00181d94" officeooo:paragraph-rsid="00181d94"/>
    </style:style>
    <style:style style:name="P9" style:family="paragraph" style:parent-style-name="Standard" style:list-style-name="L1">
      <style:paragraph-properties fo:line-height="115%"/>
      <style:text-properties style:font-name="Ubuntu" officeooo:rsid="00181d94" officeooo:paragraph-rsid="00181d94"/>
    </style:style>
    <style:style style:name="P10" style:family="paragraph" style:parent-style-name="Standard" style:list-style-name="L2">
      <style:paragraph-properties fo:line-height="115%"/>
      <style:text-properties style:font-name="Ubuntu" officeooo:rsid="00181d94" officeooo:paragraph-rsid="00181d94"/>
    </style:style>
    <style:style style:name="P11" style:family="paragraph" style:parent-style-name="Standard" style:list-style-name="L3">
      <style:paragraph-properties fo:line-height="115%"/>
      <style:text-properties style:font-name="Ubuntu" officeooo:rsid="00181d94" officeooo:paragraph-rsid="00181d94"/>
    </style:style>
    <style:style style:name="P12" style:family="paragraph" style:parent-style-name="Standard" style:list-style-name="L4">
      <style:paragraph-properties fo:line-height="115%"/>
      <style:text-properties style:font-name="Ubuntu" officeooo:rsid="00181d94" officeooo:paragraph-rsid="00181d94"/>
    </style:style>
    <style:style style:name="P13" style:family="paragraph" style:parent-style-name="Standard" style:list-style-name="L5">
      <style:paragraph-properties fo:line-height="115%"/>
      <style:text-properties style:font-name="Ubuntu" officeooo:rsid="00181d94" officeooo:paragraph-rsid="00181d94"/>
    </style:style>
    <style:style style:name="P14" style:family="paragraph" style:parent-style-name="Standard" style:list-style-name="L6">
      <style:paragraph-properties fo:line-height="115%"/>
      <style:text-properties style:font-name="Ubuntu" officeooo:rsid="00181d94" officeooo:paragraph-rsid="001938c4"/>
    </style:style>
    <style:style style:name="P15" style:family="paragraph" style:parent-style-name="Standard" style:list-style-name="L8">
      <style:paragraph-properties fo:line-height="115%"/>
      <style:text-properties style:font-name="Ubuntu" officeooo:rsid="00181d94" officeooo:paragraph-rsid="00181d94"/>
    </style:style>
    <style:style style:name="P16" style:family="paragraph" style:parent-style-name="Standard" style:list-style-name="L11">
      <style:paragraph-properties fo:line-height="115%"/>
      <style:text-properties style:font-name="Ubuntu" officeooo:rsid="00181d94" officeooo:paragraph-rsid="00181d94"/>
    </style:style>
    <style:style style:name="P17" style:family="paragraph" style:parent-style-name="Standard" style:list-style-name="L13">
      <style:paragraph-properties fo:line-height="115%"/>
      <style:text-properties style:font-name="Ubuntu" officeooo:rsid="00181d94" officeooo:paragraph-rsid="002ac723"/>
    </style:style>
    <style:style style:name="P18" style:family="paragraph" style:parent-style-name="Standard" style:list-style-name="L14">
      <style:paragraph-properties fo:line-height="115%"/>
      <style:text-properties style:font-name="Ubuntu" officeooo:rsid="00181d94" officeooo:paragraph-rsid="00181d94"/>
    </style:style>
    <style:style style:name="P19" style:family="paragraph" style:parent-style-name="Standard" style:list-style-name="L15">
      <style:paragraph-properties fo:line-height="115%"/>
      <style:text-properties style:font-name="Ubuntu" officeooo:rsid="00181d94" officeooo:paragraph-rsid="00181d94"/>
    </style:style>
    <style:style style:name="P20" style:family="paragraph" style:parent-style-name="Standard">
      <style:paragraph-properties fo:line-height="115%"/>
      <style:text-properties style:font-name="Ubuntu" officeooo:rsid="00181d94" officeooo:paragraph-rsid="0023cacb"/>
    </style:style>
    <style:style style:name="P21" style:family="paragraph" style:parent-style-name="Standard" style:list-style-name="L16">
      <style:paragraph-properties fo:line-height="115%"/>
      <style:text-properties style:font-name="Ubuntu" officeooo:rsid="00181d94" officeooo:paragraph-rsid="00181d94"/>
    </style:style>
    <style:style style:name="P22" style:family="paragraph" style:parent-style-name="Standard" style:list-style-name="L17">
      <style:paragraph-properties fo:line-height="115%"/>
      <style:text-properties style:font-name="Ubuntu" officeooo:rsid="00181d94" officeooo:paragraph-rsid="001c5495"/>
    </style:style>
    <style:style style:name="P23" style:family="paragraph" style:parent-style-name="Standard" style:list-style-name="L19">
      <style:paragraph-properties fo:line-height="115%"/>
      <style:text-properties style:font-name="Ubuntu" officeooo:rsid="00181d94" officeooo:paragraph-rsid="00181d94"/>
    </style:style>
    <style:style style:name="P24" style:family="paragraph" style:parent-style-name="Standard" style:list-style-name="L20">
      <style:paragraph-properties fo:line-height="115%"/>
      <style:text-properties style:font-name="Ubuntu" officeooo:rsid="00181d94" officeooo:paragraph-rsid="00181d94"/>
    </style:style>
    <style:style style:name="P25" style:family="paragraph" style:parent-style-name="Standard" style:list-style-name="L21">
      <style:paragraph-properties fo:line-height="115%"/>
      <style:text-properties style:font-name="Ubuntu" officeooo:rsid="00181d94" officeooo:paragraph-rsid="0025b9c8"/>
    </style:style>
    <style:style style:name="P26" style:family="paragraph" style:parent-style-name="Standard">
      <style:paragraph-properties fo:line-height="115%"/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/>
      <style:text-properties style:font-name="Ubuntu" fo:font-size="14pt" fo:font-weight="bold" officeooo:rsid="0040a0e3" officeooo:paragraph-rsid="0040a0e3" style:font-size-asian="14pt" style:font-weight-asian="bold" style:font-size-complex="14pt" style:font-weight-complex="bold"/>
    </style:style>
    <style:style style:name="P29" style:family="paragraph" style:parent-style-name="Standard" style:list-style-name="L23">
      <style:paragraph-properties fo:line-height="115%"/>
      <style:text-properties style:font-name="Ubuntu" officeooo:paragraph-rsid="0040a0e3"/>
    </style:style>
    <style:style style:name="P30" style:family="paragraph" style:parent-style-name="Standard" style:list-style-name="L7">
      <style:paragraph-properties fo:line-height="115%"/>
      <style:text-properties style:font-name="Ubuntu" officeooo:paragraph-rsid="00181d94"/>
    </style:style>
    <style:style style:name="P31" style:family="paragraph" style:parent-style-name="Standard" style:list-style-name="L9">
      <style:paragraph-properties fo:line-height="115%"/>
      <style:text-properties style:font-name="Ubuntu" officeooo:paragraph-rsid="00181d94"/>
    </style:style>
    <style:style style:name="P32" style:family="paragraph" style:parent-style-name="Standard" style:list-style-name="L10">
      <style:paragraph-properties fo:line-height="115%"/>
      <style:text-properties style:font-name="Ubuntu" officeooo:paragraph-rsid="00181d94"/>
    </style:style>
    <style:style style:name="P33" style:family="paragraph" style:parent-style-name="Standard">
      <style:paragraph-properties fo:line-height="115%"/>
      <style:text-properties style:font-name="Ubuntu" officeooo:paragraph-rsid="00181d94"/>
    </style:style>
    <style:style style:name="P34" style:family="paragraph" style:parent-style-name="Standard" style:list-style-name="L12">
      <style:paragraph-properties fo:line-height="115%"/>
      <style:text-properties style:font-name="Ubuntu" officeooo:paragraph-rsid="00181d94"/>
    </style:style>
    <style:style style:name="P35" style:family="paragraph" style:parent-style-name="Standard" style:list-style-name="L18">
      <style:paragraph-properties fo:line-height="115%"/>
      <style:text-properties style:font-name="Ubuntu" officeooo:paragraph-rsid="001c5495"/>
    </style:style>
    <style:style style:name="P36" style:family="paragraph" style:parent-style-name="Standard" style:list-style-name="L21">
      <style:paragraph-properties fo:line-height="115%"/>
      <style:text-properties style:font-name="Ubuntu" officeooo:paragraph-rsid="0025b9c8"/>
    </style:style>
    <style:style style:name="P37" style:family="paragraph" style:parent-style-name="Standard" style:list-style-name="L25">
      <style:paragraph-properties fo:line-height="115%"/>
      <style:text-properties style:font-name="Ubuntu" officeooo:paragraph-rsid="0040a0e3"/>
    </style:style>
    <style:style style:name="P38" style:family="paragraph" style:parent-style-name="Standard" style:list-style-name="L25">
      <style:paragraph-properties fo:line-height="115%"/>
      <style:text-properties style:font-name="Ubuntu" officeooo:paragraph-rsid="00430eb7"/>
    </style:style>
    <style:style style:name="P39" style:family="paragraph" style:parent-style-name="Standard">
      <style:paragraph-properties fo:line-height="115%"/>
      <style:text-properties style:font-name="Ubuntu" officeooo:paragraph-rsid="0040a0e3"/>
    </style:style>
    <style:style style:name="P40" style:family="paragraph" style:parent-style-name="Standard" style:list-style-name="L13">
      <style:paragraph-properties fo:line-height="115%"/>
      <style:text-properties style:font-name="Ubuntu" fo:font-size="11pt" fo:font-style="normal" fo:font-weight="bold" officeooo:rsid="00181d94" officeooo:paragraph-rsid="002ac723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 style:list-style-name="L25">
      <style:paragraph-properties fo:line-height="115%"/>
      <style:text-properties style:font-name="Ubuntu" officeooo:rsid="00430eb7" officeooo:paragraph-rsid="0049873e"/>
    </style:style>
    <style:style style:name="P42" style:family="paragraph">
      <style:text-properties fo:font-size="10pt" style:font-size-asian="10pt" style:font-size-complex="10pt"/>
    </style:style>
    <style:style style:name="P43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4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5" style:family="paragraph">
      <loext:graphic-properties draw:fill="none" draw:fill-color="#ffffff"/>
      <style:paragraph-properties fo:text-align="center"/>
      <style:text-properties style:font-name="Ubuntu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938c4"/>
    </style:style>
    <style:style style:name="T2" style:family="text">
      <style:text-properties officeooo:rsid="00181d94"/>
    </style:style>
    <style:style style:name="T3" style:family="text">
      <style:text-properties officeooo:rsid="001a6f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d94" style:font-weight-asian="bold" style:font-weight-complex="bold"/>
    </style:style>
    <style:style style:name="T6" style:family="text">
      <style:text-properties officeooo:rsid="00206abb"/>
    </style:style>
    <style:style style:name="T7" style:family="text">
      <style:text-properties officeooo:rsid="0023cacb"/>
    </style:style>
    <style:style style:name="T8" style:family="text">
      <style:text-properties officeooo:rsid="0025b9c8"/>
    </style:style>
    <style:style style:name="T9" style:family="text">
      <style:text-properties officeooo:rsid="0028ff90"/>
    </style:style>
    <style:style style:name="T10" style:family="text">
      <style:text-properties officeooo:rsid="002977df"/>
    </style:style>
    <style:style style:name="T11" style:family="text">
      <style:text-properties officeooo:rsid="002d2ff1"/>
    </style:style>
    <style:style style:name="T12" style:family="text">
      <style:text-properties style:text-underline-style="solid" style:text-underline-width="auto" style:text-underline-color="font-color" officeooo:rsid="002d2f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bf98f"/>
    </style:style>
    <style:style style:name="T15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22222" fo:font-size="12pt" fo:letter-spacing="normal" fo:font-style="normal" fo:font-weight="normal" officeooo:rsid="003e2d79" style:font-size-asian="12pt" style:font-size-complex="12pt"/>
    </style:style>
    <style:style style:name="T17" style:family="text">
      <style:text-properties fo:font-variant="normal" fo:text-transform="none" fo:color="#222222" fo:font-size="12pt" fo:letter-spacing="normal" fo:font-style="normal" fo:font-weight="normal" officeooo:rsid="0040a0e3" style:font-size-asian="12pt" style:font-size-complex="12pt"/>
    </style:style>
    <style:style style:name="T18" style:family="text">
      <style:text-properties fo:font-variant="normal" fo:text-transform="none" fo:color="#222222" fo:font-size="12pt" fo:letter-spacing="normal" fo:font-style="normal" fo:font-weight="normal" officeooo:rsid="0041eb96" style:font-size-asian="12pt" style:font-size-complex="12pt"/>
    </style:style>
    <style:style style:name="T19" style:family="text">
      <style:text-properties fo:font-variant="normal" fo:text-transform="none" fo:color="#222222" fo:font-size="12pt" fo:letter-spacing="normal" fo:font-style="normal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22222" fo:font-size="12pt" fo:letter-spacing="normal" fo:font-style="normal" fo:font-weight="normal" officeooo:rsid="0040a0e3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22222" fo:font-size="12pt" fo:letter-spacing="normal" fo:font-style="normal" fo:font-weight="normal" officeooo:rsid="00430eb7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22222" fo:font-size="12pt" fo:letter-spacing="normal" fo:font-style="normal" fo:font-weight="normal" officeooo:rsid="0049873e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fo:font-size="12pt" fo:letter-spacing="normal" fo:font-style="normal" fo:font-weight="bold" officeooo:rsid="003e2d79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fo:font-size="12pt" fo:letter-spacing="normal" fo:font-style="normal" fo:font-weight="bold" officeooo:rsid="0040a0e3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fo:font-size="12pt" fo:letter-spacing="normal" fo:font-style="normal" style:text-underline-style="solid" style:text-underline-width="auto" style:text-underline-color="font-color" fo:font-weight="bold" officeooo:rsid="00430eb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222222" fo:font-size="12pt" fo:letter-spacing="normal" fo:font-style="normal" style:text-underline-style="solid" style:text-underline-width="auto" style:text-underline-color="font-color" fo:font-weight="bold" officeooo:rsid="00430eb7" style:font-size-asian="12pt" style:font-weight-asian="bold" style:font-size-complex="12pt" style:font-weight-complex="bold"/>
    </style:style>
    <style:style style:name="T28" style:family="text">
      <style:text-properties style:font-name="Ubuntu"/>
    </style:style>
    <style:style style:name="T29" style:family="text">
      <style:text-properties style:font-name="Ubuntu" style:text-underline-style="none" fo:font-weight="bold" style:font-weight-asian="bold" style:font-weight-complex="bold"/>
    </style:style>
    <style:style style:name="T30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font-name="Ubuntu" fo:font-size="10pt" style:font-size-asian="10pt" style:font-size-complex="10pt"/>
    </style:style>
    <style:style style:name="T32" style:family="text">
      <style:text-properties style:font-name="Ubuntu" fo:font-size="10pt" officeooo:rsid="00181d94" style:font-size-asian="10pt" style:font-size-complex="10pt"/>
    </style:style>
    <style:style style:name="T33" style:family="text">
      <style:text-properties style:font-name="Ubuntu" officeooo:rsid="00181d94"/>
    </style:style>
    <style:style style:name="T34" style:family="text">
      <style:text-properties style:font-name="Ubuntu" officeooo:rsid="004b0e39"/>
    </style:style>
    <style:style style:name="T35" style:family="text">
      <style:text-properties fo:font-size="12pt" fo:font-weight="bold" officeooo:rsid="0040a0e3" style:font-size-asian="12pt" style:font-weight-asian="bold" style:font-size-complex="12pt" style:font-weight-complex="bold"/>
    </style:style>
    <style:style style:name="T36" style:family="text">
      <style:text-properties fo:font-size="14pt" fo:font-weight="bold" officeooo:rsid="0040a0e3" style:font-size-asian="14pt" style:font-weight-asian="bold" style:font-size-complex="14pt" style:font-weight-complex="bold"/>
    </style:style>
    <style:style style:name="T37" style:family="text">
      <style:text-properties officeooo:rsid="0049873e"/>
    </style:style>
    <style:style style:name="T38" style:family="text">
      <style:text-properties officeooo:rsid="004b0e39"/>
    </style:style>
    <style:style style:name="T39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99cm, 0cm, 1.804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name="Shape1" draw:style-name="gr1" draw:text-style-name="P43" svg:width="3.424cm" svg:height="1.463cm" svg:x="13.834cm" svg:y="-1.334cm"><draw:text-box><text:p text:style-name="P42"><text:span text:style-name="T31">N SAI HARSHA <text:s text:c="3"/></text:span></text:p><text:p text:style-name="P42"><text:span text:style-name="T31">AKASH K DUTTA </text:span></text:p><text:p text:style-name="P42"><text:span text:style-name="T31">ABDUS SAMAD <text:s text:c="2"/></text:span></text:p></draw:text-box></draw:frame><draw:frame text:anchor-type="paragraph" draw:z-index="1" draw:name="Shape1" draw:style-name="gr2" draw:text-style-name="P45" svg:width="11.778cm" svg:height="1.301cm" svg:x="0.788cm" svg:y="-1.609cm"><draw:text-box><text:p text:style-name="P44"><text:span text:style-name="T39">CS425 – Mini Project</text:span></text:p><text:p text:style-name="P44"><text:span text:style-name="T39">Words Building {</text:span><text:span text:style-name="T39">Group No. 21</text:span><text:span text:style-name="T39">}</text:span></text:p></draw:text-box></draw:frame><draw:frame text:anchor-type="paragraph" draw:z-index="2" draw:name="Shape2" draw:style-name="gr3" draw:text-style-name="P46" svg:width="2.05cm" svg:height="1.22cm" svg:x="16.621cm" svg:y="-1.334cm"><draw:text-box><text:p><text:span text:style-name="T31">- 14408</text:span></text:p><text:p><text:span text:style-name="T31">- 150071</text:span></text:p><text:p><text:span text:style-name="T31">- 13013</text:span></text:p></draw:text-box></draw:frame></text:p>
      <text:p text:style-name="P39"><text:span text:style-name="T36">Introduction</text:span></text:p>
      <text:list xml:id="list7709664087747618613" text:style-name="L25">
        <text:list-item>
          <text:p text:style-name="P37"><text:span text:style-name="T16">Main theme of </text:span><text:span text:style-name="T23">Word</text:span><text:span text:style-name="T24">s</text:span><text:span text:style-name="T23"> </text:span><text:span text:style-name="T24">B</text:span><text:span text:style-name="T23">uilding</text:span><text:span text:style-name="T16"> is as follows..</text:span><text:span text:style-name="T15"> </text:span></text:p>
          <text:list>
            <text:list-item>
              <text:p text:style-name="P38"><text:span text:style-name="T26">Ram</text:span><text:span text:style-name="T20"> </text:span><text:span text:style-name="T22">provides</text:span><text:span text:style-name="T20"> a word, say </text:span><text:span text:style-name="T25">‘young’</text:span><text:span text:style-name="T20">, </text:span><text:span text:style-name="T27">Lakshman</text:span><text:span text:style-name="T20"> is expected to </text:span><text:span text:style-name="T21">come up with a word which starts with</text:span><text:span text:style-name="T20"> </text:span><text:span text:style-name="T25">‘g’ </text:span><text:span text:style-name="T20">(ending of the first word) </text:span><text:span text:style-name="T21">and the game continues in a circular fashion. </text:span></text:p>
            </text:list-item>
            <text:list-item>
              <text:p text:style-name="P41"><text:span text:style-name="T19">Score </text:span><text:span text:style-name="T22">is given in the form of penalty, which is based on the time taken by the individual to come up with the word. </text:span></text:p>
            </text:list-item>
          </text:list>
        </text:list-item>
        <text:list-item>
          <text:p text:style-name="P38"><text:span text:style-name="T21">In this project, we would want to build a virtual environment, so that friends could connect </text:span><text:span text:style-name="T22">to the server</text:span><text:span text:style-name="T21"> </text:span><text:span text:style-name="T22">and</text:span><text:span text:style-name="T21"> play the game.</text:span><text:span text:style-name="T35"><text:line-break/></text:span></text:p>
        </text:list-item>
      </text:list>
      <text:p text:style-name="P28">Objective</text:p>
      <text:list xml:id="list160546071229513729" text:style-name="L23">
        <text:list-item>
          <text:p text:style-name="P29"><text:span text:style-name="T16">Idea is to build a </text:span><text:span text:style-name="T15">Text-based </text:span><text:span text:style-name="T17">Application</text:span><text:span text:style-name="T16">, </text:span><text:span text:style-name="T18">such that</text:span><text:span text:style-name="T17"> the server will be able to communicate parallelly with the clients.</text:span></text:p>
        </text:list-item>
      </text:list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39"><text:soft-page-break/><text:span text:style-name="T17"/></text:p>
      <text:p text:style-name="P39"><text:span text:style-name="T17"/></text:p>
      <text:p text:style-name="P39"><text:span text:style-name="T17"/></text:p>
      <text:p text:style-name="P39"><draw:frame draw:style-name="fr1" draw:name="Image1" text:anchor-type="paragraph" svg:x="1.115cm" svg:y="0.349cm" svg:width="14.751cm" svg:height="18.831cm" draw:z-index="3"><draw:image xlink:href="Pictures/10000201000002C20000040E4B81F674F9348D36.png" xlink:type="simple" xlink:show="embed" xlink:actuate="onLoad"/></draw:frame><text:span text:style-name="T17"/></text:p>
      <text:p text:style-name="P39"><text:span text:style-name="T17"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The following lines provide a concise overview of the code in the documents server.c and client.c in a block-wise sequence</text:p>
      <text:p text:style-name="P7"><text:span text:style-name="T11"><text:tab/></text:span><text:span text:style-name="T12">Note:</text:span><text:span text:style-name="T11"> <text:s/>[p - q] represent the line numbers &lt;p to q&gt; in the respective files)</text:span>.</text:p>
      <text:p text:style-name="P8"/>
      <text:p text:style-name="P26"><text:span text:style-name="T1">[</text:span>server.c<text:span text:style-name="T1">]</text:span></text:p>
      <text:p text:style-name="P8"><text:tab/>[<text:span text:style-name="T37">50-62</text:span>]</text:p>
      <text:list xml:id="list6261547475907434514" text:style-name="L1">
        <text:list-item>
          <text:p text:style-name="P9">Created a socket and bind the server(port 90<text:span text:style-name="T14">89</text:span> - macro variable) to the socket</text:p>
        </text:list-item>
      </text:list>
      <text:p text:style-name="P8"><text:tab/>[<text:span text:style-name="T37">64-65</text:span>]</text:p>
      <text:list xml:id="list7649229494962761975" text:style-name="L2">
        <text:list-item>
          <text:p text:style-name="P10">Listens for clients</text:p>
        </text:list-item>
      </text:list>
      <text:p text:style-name="P8"><text:tab/>[<text:span text:style-name="T37">69</text:span>]</text:p>
      <text:list xml:id="list5636999816364947383" text:style-name="L3">
        <text:list-item>
          <text:p text:style-name="P11"><text:soft-page-break/>Infinite loop to allow service </text:p>
        </text:list-item>
      </text:list>
      <text:p text:style-name="P8"><text:tab/>[<text:span text:style-name="T37">70-73</text:span>]</text:p>
      <text:list xml:id="list1028560399803935485" text:style-name="L4">
        <text:list-item>
          <text:p text:style-name="P12">Accepts connection from client<text:span text:style-name="T38">s</text:span></text:p>
        </text:list-item>
      </text:list>
      <text:p text:style-name="P4"><text:span text:style-name="T33"><text:tab/></text:span><text:span text:style-name="T34">[74-86]</text:span></text:p>
      <text:p text:style-name="P4"><text:span text:style-name="T34"><text:tab/><text:tab/>Forks when a new client adds</text:span></text:p>
      <text:p text:style-name="P8"><text:tab/>[56-94]</text:p>
      <text:list xml:id="list264125390459119716" text:style-name="L5">
        <text:list-item>
          <text:p text:style-name="P13">Checks if the user exists in 'users.txt'. If Yes, then checks for the password and also notifies the client by sending a msg,</text:p>
        </text:list-item>
      </text:list>
      <text:list xml:id="list7108772711563229647" text:style-name="L6">
        <text:list-item>
          <text:p text:style-name="P14">If password Matched, then sends “Hello &lt;username&gt;” to the client.</text:p>
        </text:list-item>
        <text:list-item>
          <text:p text:style-name="P14">Else sends message “Authentication Failure!!!”, and terminates the connection.</text:p>
        </text:list-item>
      </text:list>
      <text:p text:style-name="P8"><text:tab/>[98-104]</text:p>
      <text:list xml:id="list1305434368291089678" text:style-name="L7">
        <text:list-item>
          <text:p text:style-name="P30"><text:span text:style-name="T2">If the user doesn't exist, then sends message “</text:span><text:span text:style-name="T5">Authentication Failure!!!</text:span><text:span text:style-name="T2">”, and terminates the connection.</text:span></text:p>
        </text:list-item>
      </text:list>
      <text:p text:style-name="P8"><text:tab/>[106-110]</text:p>
      <text:list xml:id="list9200816203834182553" text:style-name="L8">
        <text:list-item>
          <text:p text:style-name="P15">Receives the input file name from the client</text:p>
        </text:list-item>
      </text:list>
      <text:p text:style-name="P8"><text:tab/>[113-128]</text:p>
      <text:list xml:id="list4313860695180709221" text:style-name="L9">
        <text:list-item>
          <text:p text:style-name="P31"><text:span text:style-name="T2">If file exists, then sends a message saying "</text:span><text:span text:style-name="T5">Download Initiated...</text:span><text:span text:style-name="T2">". Then, opens the file and sends the client line by line and receives acknowledgement. Once done, closes the file.</text:span></text:p>
        </text:list-item>
      </text:list>
      <text:p text:style-name="P8"><text:tab/>[129-132]</text:p>
      <text:list xml:id="list3529623647062188571" text:style-name="L10">
        <text:list-item>
          <text:p text:style-name="P32"><text:span text:style-name="T2">If file doesn't exist, the message “</text:span><text:span text:style-name="T5">File Not Found</text:span><text:span text:style-name="T2">” is sent.</text:span></text:p>
        </text:list-item>
      </text:list>
      <text:p text:style-name="P8"><text:tab/>[134-135]</text:p>
      <text:list xml:id="list7043149736802321743" text:style-name="L11">
        <text:list-item>
          <text:p text:style-name="P16">Terminates the connection with the client </text:p>
        </text:list-item>
      </text:list>
      <text:p text:style-name="P33"/>
      <text:p text:style-name="P26"><text:span text:style-name="T3">[</text:span>client.c<text:span text:style-name="T3">]</text:span></text:p>
      <text:p text:style-name="P8"><text:tab/>[23-37]</text:p>
      <text:list xml:id="list179398139678075599" text:style-name="L12">
        <text:list-item>
          <text:p text:style-name="P34"><text:span text:style-name="T2">Created a socket and bind the server(</text:span><text:span text:style-name="T5">port 9000</text:span><text:span text:style-name="T2"> - macro variable) to the socket</text:span></text:p>
        </text:list-item>
      </text:list>
      <text:p text:style-name="P8"><text:tab/>[28-32]</text:p>
      <text:list xml:id="list5263896027063975071" text:style-name="L13">
        <text:list-item>
          <text:p text:style-name="P17">Parses the argv - &lt;username:password@serverip&gt; into </text:p>
          <text:p text:style-name="P40">{username, password, ip_addr}</text:p>
        </text:list-item>
      </text:list>
      <text:p text:style-name="P8"><text:tab/>[39-42]</text:p>
      <text:list xml:id="list3254309192962744539" text:style-name="L14">
        <text:list-item>
          <text:p text:style-name="P18">Connects the server, notifies if any error.</text:p>
        </text:list-item>
      </text:list>
      <text:p text:style-name="P8"><text:tab/>[45-48]</text:p>
      <text:list xml:id="list2064222637725994541" text:style-name="L15">
        <text:list-item>
          <text:p text:style-name="P19">Sends the username, </text:p>
        </text:list-item>
      </text:list>
      <text:p text:style-name="P8"><text:tab/><text:tab/>1. if exists, then receives the message - "<text:span text:style-name="T4">Checking for the password...</text:span>"</text:p>
      <text:p text:style-name="P20"><text:tab/><text:tab/>2. else message - "<text:span text:style-name="T4">Authentication Failure!!!</text:span>" <text:span text:style-name="T7">&amp;</text:span> terminates the connection.</text:p>
      <text:p text:style-name="P8"><text:tab/>[50-53]</text:p>
      <text:list xml:id="list8826821325752600240" text:style-name="L16">
        <text:list-item>
          <text:p text:style-name="P21">Sends the password</text:p>
        </text:list-item>
      </text:list>
      <text:p text:style-name="P8"><text:tab/><text:tab/>1. if matches, then receives the message -<text:span text:style-name="T4"> "Hello </text:span><text:span text:style-name="T13">" &lt;</text:span><text:span text:style-name="T4">username</text:span><text:span text:style-name="T13">&gt;.</text:span></text:p>
      <text:p text:style-name="P8"><text:tab/><text:tab/>2. else message - "<text:span text:style-name="T4">Authentication Failure!!!</text:span>" <text:span text:style-name="T7">&amp;</text:span> terminates <text:span text:style-name="T7">the </text:span>connection.</text:p>
      <text:p text:style-name="P8"><text:tab/>[58-66]</text:p>
      <text:list xml:id="list2807288028946298275" text:style-name="L17">
        <text:list-item>
          <text:p text:style-name="P22">Takes filename as input from the user, Receives the following message - </text:p>
        </text:list-item>
      </text:list>
      <text:list xml:id="list1703958305940760069" text:style-name="L18">
        <text:list-item>
          <text:p text:style-name="P35"><text:soft-page-break/><text:span text:style-name="T2">"</text:span><text:span text:style-name="T5">File Not Found</text:span><text:span text:style-name="T2">", if the file is not present and the connection is terminated.</text:span></text:p>
        </text:list-item>
        <text:list-item>
          <text:p text:style-name="P35"><text:span text:style-name="T2">"</text:span><text:span text:style-name="T5">Download Initiated...</text:span><text:span text:style-name="T2">", if the file is present.</text:span></text:p>
        </text:list-item>
      </text:list>
      <text:p text:style-name="P8"><text:tab/>[68-92]</text:p>
      <text:list xml:id="list7831682391566178526" text:style-name="L19">
        <text:list-item>
          <text:p text:style-name="P23">Opens a new file and writes the received messages line by line and sends the server the acknowledgement. Then closes the file</text:p>
        </text:list-item>
      </text:list>
      <text:p text:style-name="P8"><text:tab/>[93-94]</text:p>
      <text:list xml:id="list8639533262762245818" text:style-name="L20">
        <text:list-item>
          <text:p text:style-name="P24">Closes the connection</text:p>
        </text:list-item>
      </text:list>
      <text:p text:style-name="P8"/>
      <text:p text:style-name="P8"/>
      <text:p text:style-name="P26">Assumptions and Limitations:</text:p>
      <text:list xml:id="list107216533293788729" text:style-name="L21">
        <text:list-item>
          <text:p text:style-name="P36"><text:span text:style-name="T2">PORT_NUMBER is hard_coded to ‘</text:span><text:span text:style-name="T5">9000</text:span><text:span text:style-name="T2">’ in both server.c and client.c </text:span></text:p>
          <text:p text:style-name="P3">( #define <text:s/>PORT_NUMBER 9000 )</text:p>
        </text:list-item>
        <text:list-item>
          <text:p text:style-name="P3">username and password can not contain ':'</text:p>
        </text:list-item>
        <text:list-item>
          <text:p text:style-name="P3">Run the server using ‘<text:span text:style-name="T4">./server</text:span>’</text:p>
        </text:list-item>
        <text:list-item>
          <text:p text:style-name="P3"><text:span text:style-name="T28">Run the client using ‘</text:span><text:span text:style-name="T29">./client harshan:</text:span><text:a xlink:type="simple" xlink:href="mailto:123456789@127.0.0.1" text:style-name="Internet_20_link" text:visited-style-name="Visited_20_Internet_20_Link"><text:span text:style-name="T30">123456789@127.0.0.</text:span></text:a><text:a xlink:type="simple" xlink:href="mailto:123456789@127.0.0.1" text:style-name="Internet_20_link" text:visited-style-name="Visited_20_Internet_20_Link"><text:span text:style-name="T30">1</text:span></text:a><text:span text:style-name="T28">’</text:span></text:p>
          <text:p text:style-name="P3">[<text:span text:style-name="T9">find more users and passwords</text:span> in ‘<text:span text:style-name="T4">users.txt</text:span>’]</text:p>
        </text:list-item>
        <text:list-item>
          <text:p text:style-name="P3">Then, <text:span text:style-name="T10">the </text:span>&lt;file&gt; is to be requested, just by entering the filename.</text:p>
        </text:list-item>
        <text:list-item>
          <text:p text:style-name="P3">After one request of <text:span text:style-name="T6">a </text:span>client is serviced, the server terminates connection wit<text:span text:style-name="T8">h </text:span>that client.</text:p>
        </text:list-item>
        <text:list-item>
          <text:p text:style-name="P3">Client exits once the file download completes or if the server does not have that file.</text:p>
        </text:list-item>
      </text:list>
      <text:p text:style-name="P8"/>
      <text:p text:style-name="P8"/>
      <text:p text:style-name="P27">References:</text:p>
      <text:list xml:id="list2570784490705754113" text:style-name="L22">
        <text:list-header>
          <text:p text:style-name="P5"><text:a xlink:type="simple" xlink:href="https://www.youtube.com/playlist?list=PL0JmC-T2nhdgJ2Lw5YdufR8MffaQdAvEf" text:style-name="Internet_20_link" text:visited-style-name="Visited_20_Internet_20_Link"><text:span text:style-name="T32">https://www.youtube.com/playlist?list=PL0JmC-T2nhdgJ2Lw5YdufR8MffaQdAvEf</text:span></text:a></text:p>
        </text:list-header>
      </text:list>
      <text:p text:style-name="P1"><text:span text:style-name="T31"><text:tab/></text:span><text:a xlink:type="simple" xlink:href="https://stackoverflow.com/questions/9206091/going-through-a-text-file-line-by-line-in-c" text:style-name="Internet_20_link" text:visited-style-name="Visited_20_Internet_20_Link"><text:span text:style-name="T31">https://stackoverflow.com/questions/9206091/going-through-a-text-file-line-by-line-in-c</text:span></text:a></text:p>
      <text:p text:style-name="P1"><text:span text:style-name="T31"><text:tab/></text:span><text:a xlink:type="simple" xlink:href="https://stackoverflow.com/questions/30213716/how-to-properly-append-lines-to-already-" text:style-name="Internet_20_link" text:visited-style-name="Visited_20_Internet_20_Link"><text:span text:style-name="T31">https://stackoverflow.com/questions/30213716/how-to</text:span></text:a><text:a xlink:type="simple" xlink:href="https://stackoverflow.com/questions/30213716/how-to-properly-append-lines-to-already-" text:style-name="Internet_20_link" text:visited-style-name="Visited_20_Internet_20_Link"><text:span text:style-name="T31">-append-lines-to-already-</text:span></text:a><text:a xlink:type="simple" xlink:href="https://stackoverflow.com/questions/30213716/how-to-properly-append-lines-to-already-existing-file" text:style-name="Internet_20_link" text:visited-style-name="Visited_20_Internet_20_Link"><text:span text:style-name="T31">existing-file</text:span></text:a></text:p>
      <text:p text:style-name="P2"><text:span text:style-name="T31"><text:tab/></text:span><text:a xlink:type="simple" xlink:href="https://stackoverflow.com/questions/35197575/in-c-how-to-print-out-a-txt-file-line-by-line" text:style-name="Internet_20_link" text:visited-style-name="Visited_20_Internet_20_Link"><text:span text:style-name="T31">https://stackoverflow.com/questions/35197575/in-c-how-to-print-out-a-txt-file-line-by-line</text:span></text:a></text:p>
      <text:p text:style-name="P2"><text:span text:style-name="T31"><text:tab/></text:span><text:a xlink:type="simple" xlink:href="https://www.tutorialspoint.com/c_standard_library/c_function_fgets.htm" text:style-name="Internet_20_link" text:visited-style-name="Visited_20_Internet_20_Link"><text:span text:style-name="T31">https://www.tutorialspoint.com/c_standard_library/c_function_fgets.htm</text:span></text:a></text:p>
      <text:p text:style-name="P1"><text:span text:style-name="T31"><text:tab/></text:span><text:a xlink:type="simple" xlink:href="https://stackoverflow.com/questions/3501338/c-read-file-line-by-line" text:style-name="Internet_20_link" text:visited-style-name="Visited_20_Internet_20_Link"><text:span text:style-name="T31">https://stackoverflow.com/questions/3501338/c-read-file-line-by-line</text:span></text:a></text:p>
      <text:p text:style-name="P1"><text:span text:style-name="T31"><text:tab/></text:span><text:a xlink:type="simple" xlink:href="https://www.programiz.com/c-programming/library-function/string.h/strcmp" text:style-name="Internet_20_link" text:visited-style-name="Visited_20_Internet_20_Link"><text:span text:style-name="T31">https://www.programiz.com/c-programming/library-function/string.h/strcmp</text:span></text:a></text:p>
      <text:p text:style-name="P1"><text:span text:style-name="T31"><text:tab/></text:span><text:a xlink:type="simple" xlink:href="http://www.cplusplus.com/reference/cstring/strtok/" text:style-name="Internet_20_link" text:visited-style-name="Visited_20_Internet_20_Link"><text:span text:style-name="T31">http://www.cplusplus.com/reference/cstring/strtok/</text:span></text:a></text:p>
      <text:p text:style-name="P1"><text:span text:style-name="T31"><text:tab/></text:span><text:a xlink:type="simple" xlink:href="https://stackoverflow.com/questions/18950835/printing-to-a-file-in-c" text:style-name="Internet_20_link" text:visited-style-name="Visited_20_Internet_20_Link"><text:span text:style-name="T31">https://stackoverflow.com/questions/18950835/printing-to-a-file-in-c</text:span></text:a></text:p>
      <text:p text:style-name="P1"><text:span text:style-name="T31"><text:tab/></text:span><text:a xlink:type="simple" xlink:href="https://stackoverflow.com/questions/34008206/how-to-create-a-new-text-file-in-c" text:style-name="Internet_20_link" text:visited-style-name="Visited_20_Internet_20_Link"><text:span text:style-name="T31">https://stackoverflow.com/questions/34008206/how-to-create-a-new-text-file-in-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Arial Unicode MS', Arial"/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9:44:37.673902027</meta:creation-date>
    <dc:date>2017-11-12T19:07:32.203931037</dc:date>
    <meta:editing-duration>PT19H55M32S</meta:editing-duration>
    <meta:editing-cycles>49</meta:editing-cycles>
    <meta:generator>LibreOffice/5.1.6.2$Linux_X86_64 LibreOffice_project/10m0$Build-2</meta:generator>
    <meta:document-statistic meta:table-count="0" meta:image-count="1" meta:object-count="0" meta:page-count="5" meta:paragraph-count="80" meta:word-count="577" meta:character-count="4114" meta:non-whitespace-character-count="3599"/>
  </office:meta>
</office:document-meta>
</file>